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="Line_20_Arrow_20_2" draw:marker-end-width="0.275cm" draw:fill="none" draw:fill-color="#ffffff" draw:textarea-horizontal-align="left" draw:auto-grow-height="true" draw:auto-grow-width="false" fo:min-height="0.38cm" fo:min-width="2.692cm"/>
    </style:style>
    <style:style style:name="gr2" style:family="graphic" style:parent-style-name="standard">
      <style:graphic-properties svg:stroke-width="0.05cm" draw:marker-start-width="0.275cm" draw:marker-end="Line_20_Arrow_20_2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svg:stroke-color="#000000" draw:marker-start-width="0.275cm" draw:marker-end="Line_20_Arrow_20_2" draw:marker-end-width="0.275cm" draw:fill="none" draw:fill-color="#ffffff" draw:textarea-horizontal-align="left" draw:auto-grow-height="true" draw:auto-grow-width="false" fo:min-height="1.626cm" fo:min-width="2.692cm"/>
    </style:style>
    <style:style style:name="gr4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678cm" fo:min-width="1.538cm"/>
    </style:style>
    <style:style style:name="gr6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677cm" fo:min-width="0.618cm"/>
    </style:style>
    <style:style style:name="gr8" style:family="graphic" style:parent-style-name="standard">
      <style:graphic-properties draw:stroke="solid"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cm" svg:stroke-color="#000000" draw:marker-start-width="0.275cm" draw:marker-end="Line_20_Arrow_20_2" draw:marker-end-width="0.275cm" draw:fill="none" draw:fill-color="#ffffff" draw:textarea-horizontal-align="left" draw:auto-grow-height="true" draw:auto-grow-width="false" fo:min-height="0.824cm" fo:min-width="0.314cm"/>
    </style:style>
    <style:style style:name="gr10" style:family="graphic" style:parent-style-name="standard">
      <style:graphic-properties draw:stroke="dash" draw:stroke-dash="Fine_20_Dashed_20__28_var_29_"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9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size="9pt" style:font-size-asian="12pt" style:font-size-complex="12pt"/>
    </style:style>
    <style:style style:name="T1" style:family="text">
      <style:text-properties fo:font-size="9pt" style:font-size-asian="10pt" style:font-size-complex="10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7.59cm" svg:height="0.63cm" svg:x="2.913cm" svg:y="0.783cm">
          <draw:text-box>
            <text:p text:style-name="P1"><text:span text:style-name="T1">Preprocessor</text:span></text:p>
          </draw:text-box>
        </draw:frame>
        <draw:custom-shape draw:style-name="gr2" draw:text-style-name="P1" draw:id="id2" draw:layer="layout" svg:width="2.048cm" svg:height="1.285cm" svg:x="8.505cm" svg:y="2.001cm">
          <text:p text:style-name="P1"><text:span text:style-name="T1">Feature</text:span></text:p>
          <text:p text:style-name="P1"><text:span text:style-name="T1">Genera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1" draw:layer="layout" svg:width="2.109cm" svg:height="1.876cm" svg:x="10.843cm" svg:y="2.139cm">
          <draw:text-box>
            <text:p text:style-name="P1"><text:span text:style-name="T1">Feature</text:span></text:p>
            <text:p text:style-name="P1"><text:span text:style-name="T1">table</text:span></text:p>
          </draw:text-box>
        </draw:frame>
        <draw:custom-shape draw:style-name="gr2" draw:text-style-name="P1" draw:id="id1" draw:layer="layout" svg:width="2.048cm" svg:height="1.285cm" svg:x="3.931cm" svg:y="2.001cm">
          <text:p text:style-name="P1"><text:span text:style-name="T1">Title</text:span></text:p>
          <text:p text:style-name="P1"><text:span text:style-name="T1">Split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id="id3" draw:layer="layout" svg:width="2.052cm" svg:height="1.285cm" svg:x="13.281cm" svg:y="2.001cm">
          <draw:glue-point draw:id="8" svg:x="-2.334cm" svg:y="-4.98cm"/>
          <draw:glue-point draw:id="9" svg:x="2.348cm" svg:y="-5.237cm"/>
          <text:p text:style-name="P1"><text:span text:style-name="T1">Top-K</text:span></text:p>
          <text:p text:style-name="P1"><text:span text:style-name="T1">Rank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5.977cm" svg:y1="2.642cm" svg:x2="8.505cm" svg:y2="2.642cm" draw:start-shape="id1" draw:start-glue-point="7" draw:end-shape="id2" draw:end-glue-point="5" svg:d="m5977 2642h2528">
          <text:p/>
        </draw:connector>
        <draw:connector draw:style-name="gr4" draw:text-style-name="P2" draw:layer="layout" svg:x1="10.551cm" svg:y1="2.642cm" svg:x2="13.281cm" svg:y2="2.642cm" draw:start-shape="id2" draw:start-glue-point="7" draw:end-shape="id3" draw:end-glue-point="5" svg:d="m10551 2642h2730">
          <text:p/>
        </draw:connector>
        <draw:frame draw:style-name="gr5" draw:text-style-name="P3" draw:layer="layout" svg:width="2.098cm" svg:height="0.928cm" svg:x="5.952cm" svg:y="2.157cm">
          <draw:text-box>
            <text:p text:style-name="P3"><text:span text:style-name="T2">Segments</text:span></text:p>
          </draw:text-box>
        </draw:frame>
        <draw:custom-shape draw:style-name="gr2" draw:text-style-name="P4" draw:id="id7" draw:layer="layout" svg:width="1.642cm" svg:height="0.814cm" svg:x="0.552cm" svg:y="2.236cm">
          <text:p text:style-name="P4"><text:span text:style-name="T1">Inpu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draw:id="id6" draw:layer="layout" svg:width="2.886cm" svg:height="1.807cm" svg:x="8.086cm" svg:y="4.067cm">
          <draw:glue-point draw:id="8" svg:x="-2.334cm" svg:y="-4.98cm"/>
          <draw:glue-point draw:id="9" svg:x="2.348cm" svg:y="-5.237cm"/>
          <text:p text:style-name="P1"><text:span text:style-name="T1">Top-K</text:span></text:p>
          <text:p text:style-name="P1"><text:span text:style-name="T1">Rank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id="id4" draw:layer="layout" svg:width="2.944cm" svg:height="1.36cm" svg:x="3.583cm" svg:y="6.617cm">
          <text:p text:style-name="P3">Matches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1" draw:id="id5" draw:layer="layout" svg:width="2.048cm" svg:height="1.285cm" svg:x="8.505cm" svg:y="6.655cm">
          <text:p text:style-name="P1"><text:span text:style-name="T1">Candidate</text:span></text:p>
          <text:p text:style-name="P1"><text:span text:style-name="T1">Pick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6.527cm" svg:y1="7.296cm" svg:x2="8.505cm" svg:y2="7.296cm" draw:start-shape="id4" draw:start-glue-point="7" draw:end-shape="id5" draw:end-glue-point="5" svg:d="m6527 7296h1978">
          <text:p/>
        </draw:connector>
        <draw:frame draw:style-name="gr7" draw:text-style-name="P3" draw:layer="layout" svg:width="1.118cm" svg:height="0.927cm" svg:x="6.701cm" svg:y="6.811cm">
          <draw:text-box>
            <text:p text:style-name="P3"><text:span text:style-name="T2">YES</text:span></text:p>
          </draw:text-box>
        </draw:frame>
        <draw:custom-shape draw:style-name="gr2" draw:text-style-name="P4" draw:id="id8" draw:layer="layout" svg:width="1.642cm" svg:height="0.814cm" svg:x="0.552cm" svg:y="6.89cm">
          <text:p text:style-name="P4"><text:span text:style-name="T1">Outpu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4" draw:id="id9" draw:layer="layout" svg:width="1.642cm" svg:height="0.814cm" svg:x="13.486cm" svg:y="6.89cm">
          <text:p text:style-name="P4"><text:span text:style-name="T1">Outpu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2" draw:layer="layout" svg:x1="14.306cm" svg:y1="3.284cm" svg:x2="10.972cm" svg:y2="4.97cm" draw:start-shape="id3" draw:start-glue-point="6" draw:end-shape="id6" svg:d="m14306 3284v1686h-3334">
          <text:p/>
        </draw:connector>
        <draw:connector draw:style-name="gr4" draw:text-style-name="P2" draw:layer="layout" svg:x1="8.086cm" svg:y1="4.969cm" svg:x2="5.054cm" svg:y2="6.617cm" draw:start-shape="id6" draw:start-glue-point="5" draw:end-shape="id4" draw:end-glue-point="4" svg:d="m8086 4969h-3032v1648">
          <text:p/>
        </draw:connector>
        <draw:connector draw:style-name="gr8" draw:text-style-name="P2" draw:layer="layout" svg:x1="2.194cm" svg:y1="2.642cm" svg:x2="3.931cm" svg:y2="2.642cm" draw:start-shape="id7" draw:start-glue-point="7" draw:end-shape="id1" draw:end-glue-point="5" svg:d="m2194 2642h1737">
          <text:p/>
        </draw:connector>
        <draw:connector draw:style-name="gr4" draw:text-style-name="P2" draw:layer="layout" svg:x1="3.583cm" svg:y1="7.296cm" svg:x2="2.194cm" svg:y2="7.296cm" draw:start-shape="id4" draw:start-glue-point="5" draw:end-shape="id8" draw:end-glue-point="7" svg:d="m3583 7296h-1389">
          <text:p/>
        </draw:connector>
        <draw:frame draw:style-name="gr7" draw:text-style-name="P3" draw:layer="layout" svg:width="1.118cm" svg:height="0.927cm" svg:x="2.702cm" svg:y="6.811cm">
          <draw:text-box>
            <text:p text:style-name="P3"><text:span text:style-name="T2">NO</text:span></text:p>
          </draw:text-box>
        </draw:frame>
        <draw:connector draw:style-name="gr4" draw:text-style-name="P2" draw:layer="layout" svg:x1="10.551cm" svg:y1="7.296cm" svg:x2="13.486cm" svg:y2="7.296cm" draw:start-shape="id5" draw:start-glue-point="7" draw:end-shape="id9" draw:end-glue-point="5" svg:d="m10551 7296h2935">
          <text:p/>
        </draw:connector>
        <draw:frame draw:style-name="gr9" draw:text-style-name="P1" draw:layer="layout" svg:width="2.595cm" svg:height="1.074cm" svg:x="10.78cm" svg:y="6.795cm">
          <draw:text-box>
            <text:p text:style-name="P1"><text:span text:style-name="T1">K</text:span></text:p>
            <text:p text:style-name="P1"><text:span text:style-name="T1">Instance list</text:span></text:p>
          </draw:text-box>
        </draw:frame>
        <draw:custom-shape draw:style-name="gr10" draw:text-style-name="P2" draw:layer="layout" svg:width="13.178cm" svg:height="2.132cm" svg:x="2.92cm" svg:y="1.5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8.014cm" svg:height="2.132cm" svg:x="2.92cm" svg:y="6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7.59cm" svg:height="0.63cm" svg:x="2.899cm" svg:y="8.417cm">
          <draw:text-box>
            <text:p text:style-name="P1"><text:span text:style-name="T1">Postprocessor</text:span></text:p>
          </draw:text-box>
        </draw:frame>
        <draw:frame draw:style-name="gr1" draw:text-style-name="P1" draw:layer="layout" svg:width="2.814cm" svg:height="0.63cm" svg:x="12.429cm" svg:y="4.389cm">
          <draw:text-box>
            <text:p text:style-name="P1"><text:span text:style-name="T1">9-gram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Line_20_Arrow_20_2" draw:display-name="Line Arrow 2" svg:viewBox="0 0 1131 902" svg:d="m564 0-564 902h1131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4cm" fo:margin-bottom="0cm" fo:margin-left="0cm" fo:margin-right="0cm" fo:page-width="16.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4-05T12:41:04</meta:creation-date>
    <dc:date>2012-07-17T17:20:49</dc:date>
    <meta:editing-duration>PT07H45M25S</meta:editing-duration>
    <meta:editing-cycles>12</meta:editing-cycles>
    <meta:generator>OpenOffice.org/3.0$Linux OpenOffice.org_project/300m15$Build-9379</meta:generator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